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b70" officeooo:paragraph-rsid="0008bb70"/>
    </style:style>
    <style:style style:name="T1" style:family="text">
      <style:text-properties officeooo:rsid="000bfc44"/>
    </style:style>
    <style:style style:name="T2" style:family="text">
      <style:text-properties officeooo:rsid="001076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es fonctions de codages <text:span text:style-name="T1">(pseudo code)</text:span></text:p>
      <text:p text:style-name="P1"/>
      <text:p text:style-name="P1">package sudoku;</text:p>
      <text:p text:style-name="P1"/>
      <text:p text:style-name="P1">public final class AlgoSudoku {</text:p>
      <text:p text:style-name="P1"><text:tab/></text:p>
      <text:p text:style-name="P1"><text:tab/>//static boolean termine = false;</text:p>
      <text:p text:style-name="P1"/>
      <text:p text:style-name="P1"><text:tab/>public static class AfficheGrilleVide {}</text:p>
      <text:p text:style-name="P1"><text:tab/></text:p>
      <text:p text:style-name="P1"><text:tab/>class RecupereGrilleChiffre {}</text:p>
      <text:p text:style-name="P1"><text:tab/></text:p>
      <text:p text:style-name="P1"><text:tab/>class CreationMatrice {</text:p>
      <text:p text:style-name="P1"><text:tab/><text:tab/></text:p>
      <text:p text:style-name="P1"><text:tab/><text:tab/>//int rows = 9;</text:p>
      <text:p text:style-name="P1"><text:tab/><text:tab/>//int columns = 9;</text:p>
      <text:p text:style-name="P1"><text:tab/><text:tab/>//int nbcells = 9;</text:p>
      <text:p text:style-name="P1"><text:tab/><text:tab/>//int matrice[][][] <text:s/>= new int[rows][columns][nbcells];</text:p>
      <text:p text:style-name="P1"><text:tab/><text:tab/>int matrice<text:span text:style-name="T2">[]</text:span> = { 1 , 2 , 3 , 4 , 5 , 6 , 7 , 8 , 9 };</text:p>
      <text:p text:style-name="P1"><text:tab/><text:tab/></text:p>
      <text:p text:style-name="P1"><text:tab/><text:tab/>for(int r = 0 ; r &lt;= rows ; r++ ) {</text:p>
      <text:p text:style-name="P1"><text:tab/><text:tab/><text:tab/>System.out.println(matrice[r]);</text:p>
      <text:p text:style-name="P1"><text:tab/><text:tab/>}</text:p>
      <text:p text:style-name="P1"><text:tab/><text:tab/></text:p>
      <text:p text:style-name="P1"><text:tab/><text:tab/></text:p>
      <text:p text:style-name="P1"><text:tab/>}</text:p>
      <text:p text:style-name="P1"><text:tab/></text:p>
      <text:p text:style-name="P1"><text:tab/>class RemplissageCarre {}</text:p>
      <text:p text:style-name="P1"><text:tab/></text:p>
      <text:p text:style-name="P1"><text:tab/>class RemplissageLigne {}</text:p>
      <text:p text:style-name="P1"><text:tab/></text:p>
      <text:p text:style-name="P1"><text:tab/>class RemplissageColonne {}</text:p>
      <text:p text:style-name="P1"><text:tab/></text:p>
      <text:p text:style-name="P1"><text:tab/>class AfficheResultatSudoku {}</text:p>
      <text:p text:style-name="P1"><text:tab/></text:p>
      <text:p text:style-name="P1"><text:tab/>class VerificateurSudoku {}</text:p>
      <text:p text:style-name="P1"><text:tab/></text:p>
      <text:p text:style-name="P1"><text:tab/></text:p>
      <text:p text:style-name="P1"><text:tab/></text:p>
      <text:p text:style-name="P1"><text:tab/>public static void main(final String[] args) {</text:p>
      <text:p text:style-name="P1"><text:tab/><text:tab/></text:p>
      <text:p text:style-name="P1"><text:tab/></text:p>
      <text:p text:style-name="P1"><text:tab/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09:25:10.360871984</meta:creation-date>
    <dc:date>2020-10-15T21:29:31.764610811</dc:date>
    <meta:editing-duration>PT18M5S</meta:editing-duration>
    <meta:editing-cycles>6</meta:editing-cycles>
    <meta:generator>LibreOffice/6.4.5.2$Linux_X86_64 LibreOffice_project/40$Build-2</meta:generator>
    <meta:document-statistic meta:table-count="0" meta:image-count="0" meta:object-count="0" meta:page-count="1" meta:paragraph-count="41" meta:word-count="108" meta:character-count="676" meta:non-whitespace-character-count="540"/>
  </office:meta>
</office:document-meta>
</file>